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562cm"/>
    </style:style>
    <style:style style:name="co3" style:family="table-column">
      <style:table-column-properties fo:break-before="auto" style:column-width="2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2.242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69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6pt" style:font-size-asian="16pt" style:font-size-complex="16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2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4" style:family="table-cell" style:parent-style-name="Default" style:data-style-name="N15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15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6" style:family="table-cell" style:parent-style-name="Separador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1" style:family="table-cell" style:parent-style-name="Default" style:data-style-name="N15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2" style:family="table-cell" style:parent-style-name="Tabela" style:data-style-name="N15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74" style:family="table-cell" style:parent-style-name="Default">
      <style:text-properties fo:font-size="12pt"/>
    </style:style>
    <style:style style:name="ce7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8" office:value-type="string" calcext:value-type="string">
            <text:p>NF - SERV. PROD. </text:p>
          </table:table-cell>
          <table:table-cell table:style-name="ce62" office:value-type="string" calcext:value-type="string">
            <text:p>R$</text:p>
          </table:table-cell>
          <table:table-cell table:style-name="ce65"/>
          <table:table-cell table:style-name="ce67" office:value-type="string" calcext:value-type="string">
            <text:p>PAGO</text:p>
          </table:table-cell>
          <table:table-cell table:style-name="ce62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71" office:value-type="string" calcext:value-type="string">
            <text:p>SALDO DEVEDOR</text:p>
          </table:table-cell>
          <table:table-cell table:style-name="ce67" office:value-type="string" calcext:value-type="string">
            <text:p>OBS.:</text:p>
          </table:table-cell>
          <table:table-cell table:style-name="ce74" table:number-columns-repeated="55"/>
        </table:table-row>
        <table:table-row table:style-name="ro2">
          <table:table-cell table:style-name="ce52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Mens. 04 a 10/2024</text:p>
          </table:table-cell>
          <table:table-cell table:style-name="ce63" office:value-type="float" office:value="1400" calcext:value-type="float">
            <text:p>1.4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1400" calcext:value-type="float">
            <text:p>1.400,00</text:p>
          </table:table-cell>
          <table:table-cell table:style-name="ce52" office:value-type="date" office:date-value="2024-11-26" calcext:value-type="date">
            <text:p>26/11/2024</text:p>
          </table:table-cell>
          <table:table-cell table:style-name="ce72" table:formula="of:=[.C2]-[.F2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4-11-30" calcext:value-type="date">
            <text:p>30/11/2024</text:p>
          </table:table-cell>
          <table:table-cell table:style-name="ce59" office:value-type="string" calcext:value-type="string">
            <text:p>NF 13169 - mens. 11/2024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4-12-05" calcext:value-type="date">
            <text:p>05/12/2024</text:p>
          </table:table-cell>
          <table:table-cell table:style-name="ce72" table:formula="of:=[.C3]-[.F3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4-12-31" calcext:value-type="date">
            <text:p>31/12/2024</text:p>
          </table:table-cell>
          <table:table-cell table:style-name="ce59" office:value-type="string" calcext:value-type="string">
            <text:p>NF 13175 - mens. 12/2024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1-03" calcext:value-type="date">
            <text:p>03/01/2025</text:p>
          </table:table-cell>
          <table:table-cell table:style-name="ce72" table:formula="of:=[.C4]-[.F4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1-31" calcext:value-type="date">
            <text:p>31/01/2025</text:p>
          </table:table-cell>
          <table:table-cell table:style-name="ce59" office:value-type="string" calcext:value-type="string">
            <text:p>NF 13188 - mens. 01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2-05" calcext:value-type="date">
            <text:p>05/02/2025</text:p>
          </table:table-cell>
          <table:table-cell table:style-name="ce72" table:formula="of:=[.C5]-[.F5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2-28" calcext:value-type="date">
            <text:p>28/02/2025</text:p>
          </table:table-cell>
          <table:table-cell table:style-name="ce59" office:value-type="string" calcext:value-type="string">
            <text:p>NF 13201 - mens. 02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3-06" calcext:value-type="date">
            <text:p>06/03/2025</text:p>
          </table:table-cell>
          <table:table-cell table:style-name="ce72" table:formula="of:=[.C6]-[.F6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3-31" calcext:value-type="date">
            <text:p>31/03/2025</text:p>
          </table:table-cell>
          <table:table-cell table:style-name="ce59" office:value-type="string" calcext:value-type="string">
            <text:p>NF 13214 - mens. 03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4-07" calcext:value-type="date">
            <text:p>07/04/2025</text:p>
          </table:table-cell>
          <table:table-cell table:style-name="ce72" table:formula="of:=[.C7]-[.F7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4-30" calcext:value-type="date">
            <text:p>30/04/2025</text:p>
          </table:table-cell>
          <table:table-cell table:style-name="ce59" office:value-type="string" calcext:value-type="string">
            <text:p>NF 13228 - mens. 04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5-07" calcext:value-type="date">
            <text:p>07/05/2025</text:p>
          </table:table-cell>
          <table:table-cell table:style-name="ce72" table:formula="of:=[.C8]-[.F8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5-31" calcext:value-type="date">
            <text:p>31/05/2025</text:p>
          </table:table-cell>
          <table:table-cell table:style-name="ce59" office:value-type="string" calcext:value-type="string">
            <text:p>NF 13242 - mens. 05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6-05" calcext:value-type="date">
            <text:p>05/06/2025</text:p>
          </table:table-cell>
          <table:table-cell table:style-name="ce72" table:formula="of:=[.C9]-[.F9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6-30" calcext:value-type="date">
            <text:p>30/06/2025</text:p>
          </table:table-cell>
          <table:table-cell table:style-name="ce59" office:value-type="string" calcext:value-type="string">
            <text:p>NF 13256 - mens. 06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7-03" calcext:value-type="date">
            <text:p>03/07/2025</text:p>
          </table:table-cell>
          <table:table-cell table:style-name="ce72" table:formula="of:=[.C10]-[.F10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7-31" calcext:value-type="date">
            <text:p>31/07/2025</text:p>
          </table:table-cell>
          <table:table-cell table:style-name="ce59" office:value-type="string" calcext:value-type="string">
            <text:p>NF 13270 - mens. 07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8-04" calcext:value-type="date">
            <text:p>04/08/2025</text:p>
          </table:table-cell>
          <table:table-cell table:style-name="ce72" table:formula="of:=[.C11]-[.F11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8-31" calcext:value-type="date">
            <text:p>31/08/2025</text:p>
          </table:table-cell>
          <table:table-cell table:style-name="ce59" office:value-type="string" calcext:value-type="string">
            <text:p>NF 13284 - mens. 08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09-04" calcext:value-type="date">
            <text:p>04/09/2025</text:p>
          </table:table-cell>
          <table:table-cell table:style-name="ce72" table:formula="of:=[.C12]-[.F12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09-30" calcext:value-type="date">
            <text:p>30/09/2025</text:p>
          </table:table-cell>
          <table:table-cell table:style-name="ce59" office:value-type="string" calcext:value-type="string">
            <text:p>NF 13298 - mens. 09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10-06" calcext:value-type="date">
            <text:p>06/10/2025</text:p>
          </table:table-cell>
          <table:table-cell table:style-name="ce72" table:formula="of:=[.C13]-[.F13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2" office:value-type="date" office:date-value="2025-10-31" calcext:value-type="date">
            <text:p>31/10/2025</text:p>
          </table:table-cell>
          <table:table-cell table:style-name="ce59" office:value-type="string" calcext:value-type="string">
            <text:p>NF 13312 - mens. 10/2025</text:p>
          </table:table-cell>
          <table:table-cell table:style-name="ce63" office:value-type="float" office:value="300" calcext:value-type="float">
            <text:p>300,00</text:p>
          </table:table-cell>
          <table:table-cell table:style-name="ce66"/>
          <table:table-cell table:style-name="ce68" office:value-type="string" calcext:value-type="string">
            <text:p>pg</text:p>
          </table:table-cell>
          <table:table-cell table:style-name="ce63" office:value-type="float" office:value="300" calcext:value-type="float">
            <text:p>300,00</text:p>
          </table:table-cell>
          <table:table-cell table:style-name="ce52" office:value-type="date" office:date-value="2025-11-06" calcext:value-type="date">
            <text:p>06/11/2025</text:p>
          </table:table-cell>
          <table:table-cell table:style-name="ce72" table:formula="of:=[.C14]-[.F14]" office:value-type="float" office:value="0" calcext:value-type="float">
            <text:p>-</text:p>
          </table:table-cell>
          <table:table-cell table:style-name="ce73"/>
          <table:table-cell table:style-name="ce75" table:number-columns-repeated="55"/>
        </table:table-row>
        <table:table-row table:style-name="ro2">
          <table:table-cell table:style-name="ce53" table:number-columns-repeated="6"/>
          <table:table-cell table:style-name="ce70" office:value-type="string" calcext:value-type="string">
            <text:p>TOTAL</text:p>
          </table:table-cell>
          <table:table-cell table:style-name="ce62" table:formula="of:=SUM([.H2:.H14])" office:value-type="float" office:value="0" calcext:value-type="float">
            <text:p>-</text:p>
          </table:table-cell>
          <table:table-cell table:style-name="ce67"/>
          <table:table-cell table:style-name="ce74" table:number-columns-repeated="55"/>
        </table:table-row>
        <table:table-row table:style-name="ro3">
          <table:table-cell table:style-name="ce54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3">
          <table:table-cell table:style-name="ce54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5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4">
          <table:table-cell table:style-name="ce56"/>
          <table:table-cell table:style-name="ce61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>
          <table:table-cell table:style-name="ce56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1967">
          <table:table-cell table:style-name="ce57"/>
          <table:table-cell table:style-name="ce60"/>
          <table:table-cell table:style-name="ce64" table:number-columns-repeated="2"/>
          <table:table-cell table:style-name="ce69"/>
          <table:table-cell table:style-name="ce64"/>
          <table:table-cell table:style-name="ce57"/>
          <table:table-cell table:style-name="ce64"/>
          <table:table-cell table:style-name="ce69"/>
          <table:table-cell table:style-name="ce74" table:number-columns-repeated="55"/>
        </table:table-row>
        <table:table-row table:style-name="ro2" table:number-rows-repeated="3354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8P0" style:volatile="true">
      <number:text>R$""""""""""""""""""""""""""""""""""""""""""""""""""</number:text>
    </number:number-style>
    <number:number-style style:name="N118">
      <style:text-properties fo:color="#ff0000"/>
      <number:text>(R$""""""""""""""""""""""""""""""""""""""""""""""""""</number:text>
      <style:map style:condition="value()&gt;=0" style:apply-style-name="N118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0">
      <number:text>-</number:text>
      <style:map style:condition="value()&gt;0" style:apply-style-name="N120P0"/>
      <style:map style:condition="value()&lt;0" style:apply-style-name="N120P1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2P0"/>
    </number:number-style>
    <number:date-style style:name="N123">
      <number:month number:style="long"/>
      <number:text>/</number:text>
      <number:year number:style="long"/>
    </number:date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date-style style:name="N126">
      <number:day number:style="long"/>
      <number:text>.</number:text>
      <number:month number:style="long"/>
      <number:text>.</number:text>
      <number:year/>
    </number:date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9">
      <number:text>R$-""""""""""""""""""""""""""""""""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1P0" style:volatile="true">
      <number:number number:decimal-places="2" number:min-decimal-places="2" number:min-integer-digits="1" number:grouping="true"/>
      <number:text> </number:text>
    </number:number-style>
    <number:number-style style:name="N131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1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5P0" style:volatile="true">
      <number:text>R$"</number:text>
      <number:number number:decimal-places="0" number:min-decimal-places="0" number:min-integer-digits="0"/>
      <number:text>"</number:text>
    </number:number-style>
    <number:currency-style style:name="N135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35P0"/>
    </number:currency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6P0"/>
    </number:number-style>
    <number:number-style style:name="N139P0" style:volatile="true">
      <number:text>R$""""""""""""""""</number:text>
      <number:number number:decimal-places="0" number:min-decimal-places="0" number:min-integer-digits="1" number:grouping="true"/>
    </number:number-style>
    <number:number-style style:name="N13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39">
      <number:text>R$-""""""""""""""""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R$""""""""""""""""""""""""""""""""""""""""""""""""""</number:text>
    </number:number-style>
    <number:number-style style:name="N140">
      <number:text>(R$""""""""""""""""""""""""""""""""""""""""""""""""""</number:text>
      <style:map style:condition="value()&gt;=0" style:apply-style-name="N140P0"/>
    </number:number-style>
    <number:number-style style:name="N14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2">
      <number:text>(</number:text>
      <number:currency-symbol/>
      <number:text>\,)</number:text>
      <style:map style:condition="value()&gt;=0" style:apply-style-name="N142P0"/>
    </number:currency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0"/>
      <number:text> </number:text>
      <style:map style:condition="value()&gt;0" style:apply-style-name="N144P0"/>
      <style:map style:condition="value()&lt;0" style:apply-style-name="N144P1"/>
    </number:number-style>
    <number:time-style style:name="N145">
      <number:minutes number:style="long"/>
      <number:text>:</number:text>
      <number:seconds number:style="long"/>
    </number:time-style>
    <number:date-style style:name="N146">
      <number:day number:style="long"/>
      <number:text>. </number:text>
      <number:month number:textual="true"/>
      <number:text> </number:text>
      <number:year/>
    </number:date-style>
    <number:number-style style:name="N149P0" style:volatile="true">
      <number:text>R$""""""""""""""""</number:text>
      <number:number number:decimal-places="2" number:min-decimal-places="2" number:min-integer-digits="1" number:grouping="true"/>
    </number:number-style>
    <number:number-style style:name="N14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49">
      <number:text>R$-""""""""""""""""</number:text>
      <number:number number:decimal-places="0" number:min-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</number:text>
      <number:number number:decimal-places="2" number:min-decimal-places="2" number:min-integer-digits="1" number:grouping="true"/>
    </number:number-style>
    <number:number-style style:name="N151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""""""""""""""""</number:text>
      <number:number number:decimal-places="2" number:min-decimal-places="2" number:min-integer-digits="1" number:grouping="true"/>
    </number:number-style>
    <number:number-style style:name="N15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number number:decimal-places="2" number:min-decimal-places="2" number:min-integer-digits="1" number:grouping="true"/>
    </number:number-style>
    <number:number-style style:name="N15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54">
      <number:text>-</number:text>
      <number:number number:decimal-places="0" number:min-decimal-places="0" number:min-integer-digits="0"/>
      <style:map style:condition="value()&gt;0" style:apply-style-name="N154P0"/>
      <style:map style:condition="value()&lt;0" style:apply-style-name="N154P1"/>
    </number:number-style>
    <number:number-style style:name="N155P0" style:volatile="true">
      <number:number number:min-integer-digits="1"/>
    </number:number-style>
    <number:number-style style:name="N155P1" style:volatile="true">
      <number:number number:min-integer-digits="1"/>
    </number:number-style>
    <number:number-style style:name="N155">
      <number:text>- DM""""""""""""""""""""""""""""""""""""""""""""""""""</number:text>
      <style:map style:condition="value()&gt;0" style:apply-style-name="N155P0"/>
      <style:map style:condition="value()&lt;0" style:apply-style-name="N155P1"/>
    </number:number-style>
    <number:time-style style:name="N156">
      <number:hours/>
      <number:text>:</number:text>
      <number:minutes number:style="long"/>
      <number:text> </number:text>
      <number:am-pm/>
    </number:time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8">
      <number:text>- </number:text>
      <style:map style:condition="value()&gt;0" style:apply-style-name="N158P0"/>
      <style:map style:condition="value()&lt;0" style:apply-style-name="N158P1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date-style style:name="N161">
      <number:month number:textual="true"/>
      <number:text> </number:text>
      <number:year/>
    </number:date-style>
    <number:number-style style:name="N163P0" style:volatile="true">
      <number:text>R$""""""""""""""""""""""""""""""""""""""""""""""""""</number:text>
    </number:number-style>
    <number:number-style style:name="N163P1" style:volatile="true">
      <number:text>R$(""""""""""""""""""""""""""""""""""""""""""""""""""</number:text>
    </number:number-style>
    <number:number-style style:name="N163">
      <number:text>R$-""""""""""""""""""""""""""""""""""""""""""""""""""</number:text>
      <style:map style:condition="value()&gt;0" style:apply-style-name="N163P0"/>
      <style:map style:condition="value()&lt;0" style:apply-style-name="N163P1"/>
    </number:number-style>
    <number:time-style style:name="N164">
      <number:minutes number:style="long"/>
      <number:text>:</number:text>
      <number:seconds number:style="long"/>
      <number:text>,</number:text>
    </number:time-style>
    <number:date-style style:name="N165">
      <number:day number:style="long"/>
      <number:text>. </number:text>
      <number:month number:textual="true"/>
    </number:date-style>
    <number:number-style style:name="N16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7">
      <number:text>R$-""""""""""""""""""""""""""""""""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number:min-decimal-places="0" number:min-integer-digits="1" number:grouping="true"/>
      <number:text> </number:text>
    </number:number-style>
    <number:number-style style:name="N16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8P0"/>
    </number:number-style>
    <number:number-style style:name="N169P0" style:volatile="true">
      <number:number number:min-integer-digits="1"/>
    </number:number-style>
    <number:number-style style:name="N169P1" style:volatile="true">
      <number:number number:min-integer-digits="1"/>
    </number:number-style>
    <number:number-style style:name="N16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text>R$""""""""""""""""</number:text>
      <number:number number:decimal-places="0" number:min-decimal-places="0" number:min-integer-digits="1" number:grouping="true"/>
    </number:number-style>
    <number:number-style style:name="N170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0P0"/>
    </number:number-style>
    <number:date-style style:name="N171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7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2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2P0"/>
    </number:number-style>
    <number:percentage-style style:name="N17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1-13">00/00/0000</text:date></text:span><text:span text:style-name="MT2"><text:s/>- </text:span><text:span text:style-name="MT2"><text:time style:data-style-name="N2" text:time-value="11:30:43.252633400">00:00:00</text:time></text:span><text:span text:style-name="MT2"><text:time style:data-style-name="N2" text:time-value="11:30:43.252680000">00:00:00</text:time></text:span></text:p>
        </style:region-center>
        <style:region-right>
          <text:p><text:span text:style-name="MT3">Dr. Iphone - 44.210.597 Guilherme A. Oliveir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Dr. Iphone - 44.210.597 Guilherme Artilia de Oliveira</text:span></text:p>
          <text:p><text:span text:style-name="MT4">Página </text:span><text:span text:style-name="MT4"><text:page-number>1</text:page-number></text:span><text:span text:style-name="MT4"><text:s/>de </text:span><text:span text:style-name="MT4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/00/0000</text:date>, <text:time style:data-style-name="N2" text:time-value="11:30:43.263105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2.2$Windows_X86_64 LibreOffice_project/d401f2107ccab8f924a8e2df40f573aab7605b6f</meta:generator>
    <meta:initial-creator>Carlos Augusto Marcicano</meta:initial-creator>
    <meta:creation-date>2000-10-16T13:31:56</meta:creation-date>
    <dc:date>2025-11-13T11:31:10.386782600</dc:date>
    <dc:language>pt-PT</dc:language>
    <meta:editing-cycles>674</meta:editing-cycles>
    <meta:editing-duration>P1DT10H50M19S</meta:editing-duration>
    <meta:print-date>2022-07-01T10:31:27.249000000</meta:print-date>
    <meta:document-statistic meta:table-count="1" meta:cell-count="101" meta:object-count="0"/>
    <meta:user-defined meta:name="Info 0"/>
    <meta:user-defined meta:name="Info 1"/>
    <meta:user-defined meta:name="Info 2"/>
    <meta:user-defined meta:name="Info 3"/>
  </office:meta>
</office:document-meta>
</file>